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47ae" officeooo:paragraph-rsid="001147ae"/>
    </style:style>
    <style:style style:name="P2" style:family="paragraph" style:parent-style-name="Text_20_body">
      <style:text-properties style:font-name="Liberation Sans1" officeooo:paragraph-rsid="001147ae"/>
    </style:style>
    <style:style style:name="P3" style:family="paragraph" style:parent-style-name="Text_20_body">
      <style:paragraph-properties fo:text-align="center" style:justify-single-word="false"/>
      <style:text-properties style:font-name="Liberation Sans1" fo:font-weight="bold" officeooo:rsid="001147ae" officeooo:paragraph-rsid="001147ae" style:font-weight-asian="bold" style:font-weight-complex="bold"/>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officeooo:rsid="001147ae" style:text-blinking="false" fo:background-color="transparent" loext:char-shading-value="0"/>
    </style:style>
    <style:style style:name="T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officeooo:rsid="001147ae"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ize="11pt" fo:font-style="normal" style:text-underline-style="none" officeooo:rsid="001147ae" style:text-blinking="false" fo:background-color="transparent" loext:char-shading-value="0"/>
    </style:style>
    <style:style style:name="T6" style:family="text">
      <style:text-properties style:font-name="Liberation Sans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SynthsGW </text:span><text:span text:style-name="T5">V</text:span><text:span text:style-name="T4">ision Statement</text:span></text:p>
      <text:p text:style-name="P2"><text:bookmark text:name="docs-internal-guid-dc12a0d0-56ed-61fd-936d-23c8a00a6b90"/><text:span text:style-name="T3">Our software is for the amateur musician interested in creating custom synths and beats in an interface which allows them to upload their own songs, edit their songs, and incorporate the synths and beats to go along with their song. This is for musicians who have some experience with gathering their music, but our software allows users to categorize moments of music, too. It allows them to organize these musical moments by length, key, genre, in a user defined way, to make custom creation of new music easy and fun. </text:span></text:p>
      <text:p text:style-name="P4"><text:span text:style-name="T6">Unlike other synth and beat software, being able to quickly see portions of songs is made easy. This way, amateur producers can quickly get the sound they desire by taking advantage of the interface to organize these musical moments, in a way that is definitive and easy. The software’s GUI makes moving, stitching, and cutting sections of music easy.</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21:16:20.348013000</meta:creation-date>
    <dc:date>2017-05-29T21:18:17.396134000</dc:date>
    <meta:editing-duration>PT1M57S</meta:editing-duration>
    <meta:editing-cycles>1</meta:editing-cycles>
    <meta:document-statistic meta:table-count="0" meta:image-count="0" meta:object-count="0" meta:page-count="1" meta:paragraph-count="3" meta:word-count="152" meta:character-count="898" meta:non-whitespace-character-count="747"/>
    <meta:generator>LibreOffice/5.2.2.2$MacOSX_X86_64 LibreOffice_project/8f96e87c890bf8fa77463cd4b640a2312823f3ad</meta:generator>
  </office:meta>
</office:document-meta>
</file>